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771in" style:rel-column-width="54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L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 style:list-style-name="L5"/>
    <style:style style:name="P3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 Madsen</text:p>
      <text:p text:style-name="Standard">ECEN 324</text:p>
      <text:p text:style-name="Standard">HW 9 </text:p>
      <text:p text:style-name="Standard">6.27, 6.28, 6.30, 324-6, 6.39, 6.40, 324-7</text:p>
      <text:p text:style-name="Standard">18 March 2014</text:p>
      <text:p text:style-name="Standard"/>
      <text:p text:style-name="Standard">Problem 6.27:</text:p>
      <text:p text:style-name="Standard"/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S</text:p>
          </table:table-cell>
          <table:table-cell table:style-name="Table1.A1" office:value-type="string">
            <text:p text:style-name="Table_20_Contents">t</text:p>
          </table:table-cell>
          <table:table-cell table:style-name="Table1.A1" office:value-type="string">
            <text:p text:style-name="Table_20_Contents">s</text:p>
          </table:table-cell>
          <table:table-cell table:style-name="Table1.I1" office:value-type="string">
            <text:p text:style-name="Table_20_Contents">b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2048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256</text:p>
          </table:table-cell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8</text:p>
          </table:table-cell>
          <table:table-cell table:style-name="Table1.I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2048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128</text:p>
          </table:table-cell>
          <table:table-cell table:style-name="Table1.A2" office:value-type="string">
            <text:p text:style-name="Table_20_Contents">23</text:p>
          </table:table-cell>
          <table:table-cell table:style-name="Table1.A2" office:value-type="string">
            <text:p text:style-name="Table_20_Contents">7</text:p>
          </table:table-cell>
          <table:table-cell table:style-name="Table1.I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1024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64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6</text:p>
          </table:table-cell>
          <table:table-cell table:style-name="Table1.I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1024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16</text:p>
          </table:table-cell>
          <table:table-cell table:style-name="Table1.A2" office:value-type="string">
            <text:p text:style-name="Table_20_Contents">23</text:p>
          </table:table-cell>
          <table:table-cell table:style-name="Table1.A2" office:value-type="string">
            <text:p text:style-name="Table_20_Contents">4</text:p>
          </table:table-cell>
          <table:table-cell table:style-name="Table1.I2" office:value-type="string">
            <text:p text:style-name="Table_20_Contents">5</text:p>
          </table:table-cell>
        </table:table-row>
      </table:table>
      <text:p text:style-name="Standard"/>
      <text:p text:style-name="Standard">Problem 6.28:</text:p>
      <text:p text:style-name="Standard"/>
      <text:p text:style-name="Standard">A:</text:p>
      <text:p text:style-name="Standard">0x08A4</text:p>
      <text:p text:style-name="Standard">0x08A5</text:p>
      <text:p text:style-name="Standard">0x08A6</text:p>
      <text:p text:style-name="Standard">0x08A7</text:p>
      <text:p text:style-name="Standard">0x0704</text:p>
      <text:p text:style-name="Standard">0x0705</text:p>
      <text:p text:style-name="Standard">0x0706</text:p>
      <text:p text:style-name="P1">0x0707</text:p>
      <text:p text:style-name="P1"/>
      <text:p text:style-name="Standard">B:</text:p>
      <text:p text:style-name="Standard">0x1238</text:p>
      <text:p text:style-name="Standard">0x1239</text:p>
      <text:p text:style-name="Standard">0x123A</text:p>
      <text:p text:style-name="Standard">0x123B</text:p>
      <text:p text:style-name="Standard"/>
      <text:p text:style-name="Standard">Problem 6.30:</text:p>
      <text:p text:style-name="Standard"/>
      <table:table table:name="Table2" table:style-name="Table2">
        <table:table-column table:style-name="Table2.A" table:number-columns-repeated="12"/>
        <table:table-row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T</text:p>
          </table:table-cell>
          <table:table-cell table:style-name="Table2.A1" office:value-type="string">
            <text:p text:style-name="Table_20_Contents">CI</text:p>
          </table:table-cell>
          <table:table-cell table:style-name="Table2.A1" office:value-type="string">
            <text:p text:style-name="Table_20_Contents">CI</text:p>
          </table:table-cell>
          <table:table-cell table:style-name="Table2.A1" office:value-type="string">
            <text:p text:style-name="Table_20_Contents">CO</text:p>
          </table:table-cell>
          <table:table-cell table:style-name="Table2.L1" office:value-type="string">
            <text:p text:style-name="Table_20_Contents">CO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Addr</text:p>
          </table:table-cell>
          <table:table-cell table:style-name="Table3.A1" office:value-type="string">
            <text:p text:style-name="Table_20_Contents">Hit?</text:p>
          </table:table-cell>
          <table:table-cell table:style-name="Table3.D1" office:value-type="string">
            <text:p text:style-name="Table_20_Contents">Value (or Unknown)</text:p>
          </table:table-cell>
        </table:table-row>
        <table:table-row>
          <table:table-cell table:style-name="Table3.A2" office:value-type="string">
            <text:p text:style-name="Table_20_Contents">Read</text:p>
          </table:table-cell>
          <table:table-cell table:style-name="Table3.A2" office:value-type="string">
            <text:p text:style-name="Table_20_Contents">0x834</text:p>
          </table:table-cell>
          <table:table-cell table:style-name="Table3.A2" office:value-type="string">
            <text:p text:style-name="Table_20_Contents">No</text:p>
          </table:table-cell>
          <table:table-cell table:style-name="Table3.D2" office:value-type="string">
            <text:p text:style-name="Table_20_Contents">Unknown</text:p>
          </table:table-cell>
        </table:table-row>
        <table:table-row>
          <table:table-cell table:style-name="Table3.A2" office:value-type="string">
            <text:p text:style-name="Table_20_Contents">Write</text:p>
          </table:table-cell>
          <table:table-cell table:style-name="Table3.A2" office:value-type="string">
            <text:p text:style-name="Table_20_Contents">0x836</text:p>
          </table:table-cell>
          <table:table-cell table:style-name="Table3.A2" office:value-type="string">
            <text:p text:style-name="Table_20_Contents">Yes</text:p>
          </table:table-cell>
          <table:table-cell table:style-name="Table3.D2" office:value-type="string">
            <text:p text:style-name="Table_20_Contents">Unknown</text:p>
          </table:table-cell>
        </table:table-row>
        <table:table-row>
          <table:table-cell table:style-name="Table3.A2" office:value-type="string">
            <text:p text:style-name="Table_20_Contents">Read</text:p>
          </table:table-cell>
          <table:table-cell table:style-name="Table3.A2" office:value-type="string">
            <text:p text:style-name="Table_20_Contents">0xFFD</text:p>
          </table:table-cell>
          <table:table-cell table:style-name="Table3.A2" office:value-type="string">
            <text:p text:style-name="Table_20_Contents">Yes</text:p>
          </table:table-cell>
          <table:table-cell table:style-name="Table3.D2" office:value-type="string">
            <text:p text:style-name="Table_20_Contents">01</text:p>
          </table:table-cell>
        </table:table-row>
      </table:table>
      <text:p text:style-name="Standard"/>
      <text:p text:style-name="Standard"/>
      <text:p text:style-name="Standard">Problem 324-6:</text:p>
      <text:p text:style-name="Standard"/>
      <text:p text:style-name="Standard">int main()</text:p>
      <text:p text:style-name="Standard"><text:soft-page-break/>{</text:p>
      <text:p text:style-name="Standard"><text:s text:c="4"/>int i,j,len,refnum,addr,tag,index,indexmask,bshift,ishift,outcome;</text:p>
      <text:p text:style-name="Standard"><text:s text:c="4"/>int hitcount = 0;</text:p>
      <text:p text:style-name="Standard"><text:s text:c="4"/>int misscount = 0;</text:p>
      <text:p text:style-name="Standard"><text:s text:c="4"/>int numsets = CACHESIZE/(BLOCKSIZE*SETASSOC);</text:p>
      <text:p text:style-name="Standard"/>
      <text:p text:style-name="Standard"><text:s text:c="4"/>/* first, output information about the cache configuration we're</text:p>
      <text:p text:style-name="Standard"><text:s text:c="7"/>simulating: a sanity check */</text:p>
      <text:p text:style-name="Standard"><text:s text:c="4"/>printf("Simulating ");</text:p>
      <text:p text:style-name="Standard"><text:s text:c="4"/>if (SETASSOC == 1)</text:p>
      <text:p text:style-name="Standard"><text:tab/>printf("Direct-mapped ");</text:p>
      <text:p text:style-name="Standard"><text:s text:c="4"/>else </text:p>
      <text:p text:style-name="Standard"><text:tab/>printf("%d-way set-associative ", SETASSOC);</text:p>
      <text:p text:style-name="Standard"><text:s text:c="4"/>printf("cache\n <text:s/>Size: %d bytes, #Sets: %d, Blocks: %d bytes\n", </text:p>
      <text:p text:style-name="Standard"><text:tab/> <text:s text:c="2"/>CACHESIZE, numsets, BLOCKSIZE);</text:p>
      <text:p text:style-name="Standard"><text:s text:c="4"/>/* clear cache: initialize all cache entries to invalid */</text:p>
      <text:p text:style-name="Standard"><text:s text:c="4"/>for (i = 0; i &lt; numsets; i++)</text:p>
      <text:p text:style-name="Standard"><text:tab/>for (j = 0; j &lt; SETASSOC; j++)</text:p>
      <text:p text:style-name="Standard"><text:tab/> <text:s text:c="3"/>cache[i][j].valid = INVALID;</text:p>
      <text:p text:style-name="Standard"><text:s text:c="4"/>/* determine values to process each address for this cache */</text:p>
      <text:p text:style-name="Standard"><text:s text:c="4"/>bshift = mylog2(BLOCKSIZE); <text:s text:c="2"/>// width in bits of block offset field</text:p>
      <text:p text:style-name="Standard"><text:s text:c="4"/>ishift = mylog2(numsets); <text:s text:c="4"/>// width in bits of set index field</text:p>
      <text:p text:style-name="Standard"><text:s text:c="4"/>indexmask = makemask(ishift); // mask to get shifted set index field</text:p>
      <text:p text:style-name="Standard"><text:s text:c="4"/>printf(" <text:s/>[variable values: bshift = %d, ishift = %d, indexmask = 0x%x]\n", bshift, ishift, indexmask);</text:p>
      <text:p text:style-name="Standard"/>
      <text:p text:style-name="Standard"><text:s text:c="4"/>/* now process reference sequence: assume machine is</text:p>
      <text:p text:style-name="Standard"><text:s text:c="5"/>* byte-addressable and that each request is for one byte. Use the</text:p>
      <text:p text:style-name="Standard"><text:s text:c="5"/>* variables bshift, ishift, and indexmask to interpret the bits</text:p>
      <text:p text:style-name="Standard"><text:s text:c="5"/>* in each address <text:s/>*/</text:p>
      <text:p text:style-name="Standard"><text:s text:c="4"/>len = (int) sizeof(ref) / sizeof(int); <text:s/>// determine # references</text:p>
      <text:p text:style-name="Standard"><text:s text:c="4"/>for (refnum = 0; refnum &lt; len; refnum++)</text:p>
      <text:p text:style-name="Standard"><text:s text:c="4"/>{</text:p>
      <text:p text:style-name="Standard"><text:tab/>/* get the next address in sequence */</text:p>
      <text:p text:style-name="Standard"><text:tab/>addr = ref[refnum];</text:p>
      <text:p text:style-name="Standard"><text:tab/>/* strip out index and tag fields: compute index and tag</text:p>
      <text:p text:style-name="Standard"><text:tab/> * values using addr, bshift, ishift, and indexmask */</text:p>
      <text:p text:style-name="Standard"><text:tab/>tag = addr &gt;&gt; (ishift+bshift);</text:p>
      <text:p text:style-name="Standard"><text:tab/>index = (addr &gt;&gt; bshift) &amp; indexmask;</text:p>
      <text:p text:style-name="Standard"><text:tab/></text:p>
      <text:p text:style-name="Standard"><text:tab/>/* now check set for matching tag. If no matching entry, set</text:p>
      <text:p text:style-name="Standard"><text:tab/> * outcome to MISS. Otherwise, set outcome to HIT and update</text:p>
      <text:p text:style-name="Standard"><text:tab/> * the reference field with current value of refnum. */</text:p>
      <text:p text:style-name="Standard"><text:tab/> outcome = MISS;</text:p>
      <text:p text:style-name="Standard"><text:tab/> for(i = 0; i &lt; SETASSOC; i++)</text:p>
      <text:p text:style-name="Standard"><text:tab/> {</text:p>
      <text:p text:style-name="Standard"><text:tab/> <text:tab/>if(cache[index][i].tag == tag)</text:p>
      <text:p text:style-name="Standard"><text:tab/> <text:tab/>{</text:p>
      <text:p text:style-name="Standard"><text:tab/> <text:tab/><text:tab/>outcome = HIT;</text:p>
      <text:p text:style-name="Standard"><text:tab/> <text:tab/><text:tab/>cache[index][i].reference = refnum;</text:p>
      <text:p text:style-name="Standard"><text:soft-page-break/><text:tab/> <text:tab/>}</text:p>
      <text:p text:style-name="Standard"><text:tab/> }</text:p>
      <text:p text:style-name="Standard"><text:tab/>// remember to check all valid entries in set!</text:p>
      <text:p text:style-name="Standard"><text:tab/>/* if miss, insert entry in cache */</text:p>
      <text:p text:style-name="Standard"><text:tab/>if (outcome == MISS)</text:p>
      <text:p text:style-name="Standard"><text:tab/>{</text:p>
      <text:p text:style-name="Standard"><text:tab/> <text:s text:c="3"/>/* pick replacement slot: first INVALID or oldest</text:p>
      <text:p text:style-name="Standard"><text:tab/> <text:s text:c="6"/>reference value */</text:p>
      <text:p text:style-name="Standard"><text:tab/> <text:s text:c="3"/>int min = -1;</text:p>
      <text:p text:style-name="Standard"><text:tab/> <text:s text:c="3"/>for (i = 0; i &lt; SETASSOC; i++)</text:p>
      <text:p text:style-name="Standard"><text:tab/> <text:s text:c="3"/>{</text:p>
      <text:p text:style-name="Standard"><text:tab/><text:tab/>if (cache[index][i].valid == INVALID)</text:p>
      <text:p text:style-name="Standard"><text:tab/><text:tab/>{</text:p>
      <text:p text:style-name="Standard"><text:tab/><text:tab/> <text:s text:c="3"/>min = i;</text:p>
      <text:p text:style-name="Standard"><text:tab/><text:tab/> <text:s text:c="3"/>break;</text:p>
      <text:p text:style-name="Standard"><text:tab/><text:tab/>}</text:p>
      <text:p text:style-name="Standard"><text:tab/> <text:s text:c="3"/>}</text:p>
      <text:p text:style-name="Standard"><text:tab/> <text:s text:c="3"/>if (min == -1) </text:p>
      <text:p text:style-name="Standard"><text:tab/> <text:s text:c="3"/>{ <text:s text:c="2"/>// no INVALID slot found</text:p>
      <text:p text:style-name="Standard"><text:tab/><text:tab/>min = 0;</text:p>
      <text:p text:style-name="Standard"><text:tab/><text:tab/>for (i = 1; i &lt; SETASSOC; i++) <text:s text:c="2"/>// compare with remaining slots</text:p>
      <text:p text:style-name="Standard"><text:tab/><text:tab/>{</text:p>
      <text:p text:style-name="Standard"><text:tab/><text:tab/> <text:s text:c="3"/>if (cache[index][i].reference &lt; cache[index][min].reference)</text:p>
      <text:p text:style-name="Standard"><text:tab/><text:tab/><text:tab/>min = i;</text:p>
      <text:p text:style-name="Standard"><text:tab/><text:tab/>}</text:p>
      <text:p text:style-name="Standard"><text:tab/>}</text:p>
      <text:p text:style-name="Standard"><text:s text:c="12"/>/* put block in slot that was identified */</text:p>
      <text:p text:style-name="Standard"><text:tab/><text:tab/>cache[index][min].valid = VALID;</text:p>
      <text:p text:style-name="Standard"><text:tab/><text:tab/>cache[index][min].tag = tag;</text:p>
      <text:p text:style-name="Standard"><text:tab/><text:tab/>cache[index][min].reference++;</text:p>
      <text:p text:style-name="Standard"/>
      <text:p text:style-name="Standard"><text:tab/>}</text:p>
      <text:p text:style-name="Standard"><text:tab/>printf("Reference: address = 0x%.3x, ", addr, addr);</text:p>
      <text:p text:style-name="Standard"><text:tab/>if (outcome == HIT)</text:p>
      <text:p text:style-name="Standard"><text:tab/>{</text:p>
      <text:p text:style-name="Standard"><text:tab/> <text:s text:c="3"/>printf("hit\n");</text:p>
      <text:p text:style-name="Standard"><text:tab/> <text:s text:c="3"/>hitcount++;</text:p>
      <text:p text:style-name="Standard"><text:tab/>}</text:p>
      <text:p text:style-name="Standard"><text:tab/>else</text:p>
      <text:p text:style-name="Standard"><text:tab/>{</text:p>
      <text:p text:style-name="Standard"><text:tab/> <text:s text:c="3"/>printf("miss\n");</text:p>
      <text:p text:style-name="Standard"><text:tab/> <text:s text:c="3"/>misscount++;</text:p>
      <text:p text:style-name="Standard"><text:tab/>}</text:p>
      <text:p text:style-name="Standard"><text:tab/>/* for debugging: output valid cache contents */</text:p>
      <text:p text:style-name="Standard"><text:tab/>dumpvalidcache();</text:p>
      <text:p text:style-name="Standard"><text:s text:c="4"/>}</text:p>
      <text:p text:style-name="Standard"><text:s text:c="4"/>printf("Summary: %d hits and %d misses\n", hitcount, misscount);</text:p>
      <text:p text:style-name="Standard">}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 Madsen</meta:initial-creator>
    <meta:creation-date>2014-03-18T14:40:23</meta:creation-date>
    <dc:date>2014-03-18T17:06:02</dc:date>
    <dc:creator>Ty Madsen</dc:creator>
    <meta:editing-duration>PT10M28S</meta:editing-duration>
    <meta:editing-cycles>1</meta:editing-cycles>
    <meta:document-statistic meta:table-count="3" meta:image-count="0" meta:object-count="0" meta:page-count="3" meta:paragraph-count="189" meta:word-count="557" meta:character-count="3336" meta:non-whitespace-character-count="2656"/>
    <meta:generator>LibreOffice/3.5$Linux_X86_64 LibreOffice_project/235ab8a-3802056-4a8fed3-2d66ea8-e241b80</meta:generator>
  </office:meta>
</office:document-meta>
</file>